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a30d" officeooo:paragraph-rsid="000aa30d"/>
    </style:style>
    <style:style style:name="P2" style:family="paragraph" style:parent-style-name="Standard">
      <style:text-properties officeooo:rsid="000c59c9" officeooo:paragraph-rsid="000c59c9"/>
    </style:style>
    <style:style style:name="P3" style:family="paragraph" style:parent-style-name="Standard">
      <style:text-properties officeooo:rsid="000deab5" officeooo:paragraph-rsid="000deab5"/>
    </style:style>
    <style:style style:name="P4" style:family="paragraph" style:parent-style-name="Standard">
      <style:text-properties officeooo:rsid="000e9fd4" officeooo:paragraph-rsid="000e9fd4"/>
    </style:style>
    <style:style style:name="T1" style:family="text">
      <style:text-properties officeooo:rsid="000bef7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order to bring traceability of the elements of a computer, or electronic devices derived from this, we have developed a tool capable of handling that procedure. This tool can trace all the life-cycle of the component or computer from it is retired to the final destination and reutilization of it. It is able to manage computers that are obsolete per year and it can be reused to create new equipment or in other side to be correctly recycling. <text:span text:style-name="T1">This tool is initially developed for the management of computer equipment, but it can be applied to any kind of product for its traceability.</text:span></text:p>
      <text:p text:style-name="P2">The tool is designed on a client-server side architecture and developed with html and php that provides multi-user support and management of those users.</text:p>
      <text:p text:style-name="P3">With this tool we can know all life states of an electronic component, from the component is received until it is recycled.</text:p>
      <text:p text:style-name="P4">There are two ways to handle the elements. In one manner we can use every electronic component as unique element in the other side we have the reconstruction of computers, with this option a complete computer can be done from the electronic devices stored in the datab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3T09:37:38.687939976</meta:creation-date>
    <dc:date>2014-07-23T10:10:49.627881898</dc:date>
    <meta:editing-duration>PT28M49S</meta:editing-duration>
    <meta:editing-cycles>5</meta:editing-cycles>
    <meta:generator>LibreOffice/4.2.4.2$Linux_X86_64 LibreOffice_project/420m0$Build-2</meta:generator>
    <meta:document-statistic meta:table-count="0" meta:image-count="0" meta:object-count="0" meta:page-count="1" meta:paragraph-count="4" meta:word-count="196" meta:character-count="1137" meta:non-whitespace-character-count="945"/>
  </office:meta>
</office:document-meta>
</file>